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text-properties style:font-name="Liberation Sans" fo:font-size="8pt" officeooo:rsid="001351cc" officeooo:paragraph-rsid="001351cc" style:font-size-asian="8pt" style:font-size-complex="8pt"/>
    </style:style>
    <style:style style:name="P2" style:family="paragraph" style:parent-style-name="Standard">
      <style:paragraph-properties fo:text-align="center" style:justify-single-word="false"/>
      <style:text-properties style:font-name="DejaVu Sans" fo:font-size="14pt" fo:font-weight="bold" officeooo:rsid="0019e5d4" officeooo:paragraph-rsid="000f9110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DejaVu Sans" fo:font-style="normal" fo:font-weight="bold" officeooo:rsid="000f9110" officeooo:paragraph-rsid="000f9110" style:font-style-asian="normal" style:font-weight-asian="bold" style:font-style-complex="normal" style:font-weight-complex="bold"/>
    </style:style>
    <style:style style:name="P4" style:family="paragraph" style:parent-style-name="Standard" style:master-page-name="">
      <style:paragraph-properties fo:margin-left="36pt" fo:margin-right="0pt" fo:margin-top="4pt" fo:margin-bottom="0pt" style:contextual-spacing="false" fo:text-align="start" style:justify-single-word="false" fo:text-indent="0pt" style:auto-text-indent="false" style:page-number="auto">
        <style:tab-stops/>
      </style:paragraph-properties>
      <style:text-properties style:font-name="DejaVu Sans" fo:font-size="11pt" fo:font-style="normal" fo:font-weight="normal" officeooo:rsid="0015b193" officeooo:paragraph-rsid="0015b193" style:font-size-asian="11pt" style:font-style-asian="normal" style:font-weight-asian="normal" style:font-size-complex="11pt" style:font-style-complex="normal" style:font-weight-complex="normal"/>
    </style:style>
    <style:style style:name="P5" style:family="paragraph" style:parent-style-name="Standard" style:master-page-name="">
      <style:paragraph-properties fo:margin-left="36pt" fo:margin-right="0pt" fo:margin-top="4pt" fo:margin-bottom="0pt" style:contextual-spacing="false" fo:text-align="start" style:justify-single-word="false" fo:text-indent="0pt" style:auto-text-indent="false" style:page-number="auto">
        <style:tab-stops/>
      </style:paragraph-properties>
      <style:text-properties style:font-name="DejaVu Sans" fo:font-size="11pt" fo:font-style="normal" fo:font-weight="normal" officeooo:rsid="00189467" officeooo:paragraph-rsid="00189467" style:font-size-asian="11pt" style:font-style-asian="normal" style:font-weight-asian="normal" style:font-size-complex="11pt" style:font-style-complex="normal" style:font-weight-complex="normal"/>
    </style:style>
    <style:style style:name="P6" style:family="paragraph" style:parent-style-name="Standard" style:master-page-name="">
      <style:paragraph-properties fo:margin-left="36pt" fo:margin-right="0pt" fo:margin-top="4pt" fo:margin-bottom="0pt" style:contextual-spacing="false" fo:text-align="start" style:justify-single-word="false" fo:text-indent="0pt" style:auto-text-indent="false" style:page-number="auto">
        <style:tab-stops/>
      </style:paragraph-properties>
      <style:text-properties style:font-name="DejaVu Sans" fo:font-size="11pt" fo:font-style="normal" fo:font-weight="normal" officeooo:rsid="0016b4c7" officeooo:paragraph-rsid="0016b4c7" style:font-size-asian="11pt" style:font-style-asian="normal" style:font-weight-asian="normal" style:font-size-complex="11pt" style:font-style-complex="normal" style:font-weight-complex="normal"/>
    </style:style>
    <style:style style:name="P7" style:family="paragraph" style:parent-style-name="Standard" style:master-page-name="">
      <style:paragraph-properties fo:margin-left="36pt" fo:margin-right="0pt" fo:margin-top="4pt" fo:margin-bottom="0pt" style:contextual-spacing="false" fo:text-align="start" style:justify-single-word="false" fo:text-indent="0pt" style:auto-text-indent="false" style:page-number="auto">
        <style:tab-stops/>
      </style:paragraph-properties>
      <style:text-properties style:font-name="DejaVu Sans" fo:font-size="11pt" fo:font-style="italic" fo:font-weight="normal" officeooo:rsid="001279f0" officeooo:paragraph-rsid="00189467" style:font-size-asian="11pt" style:font-style-asian="italic" style:font-weight-asian="normal" style:font-size-complex="11pt" style:font-style-complex="italic" style:font-weight-complex="normal"/>
    </style:style>
    <style:style style:name="P8" style:family="paragraph" style:parent-style-name="Standard">
      <style:paragraph-properties fo:margin-left="36pt" fo:margin-right="0pt" fo:margin-top="4pt" fo:margin-bottom="0pt" style:contextual-spacing="false" fo:text-align="start" style:justify-single-word="false" fo:text-indent="0pt" style:auto-text-indent="false">
        <style:tab-stops/>
      </style:paragraph-properties>
      <style:text-properties style:font-name="DejaVu Sans" fo:font-size="11pt" fo:font-style="normal" fo:font-weight="normal" officeooo:rsid="001351cc" officeooo:paragraph-rsid="001351cc" style:font-size-asian="11pt" style:font-style-asian="normal" style:font-weight-asian="normal" style:font-size-complex="11pt" style:font-style-complex="normal" style:font-weight-complex="normal"/>
    </style:style>
    <style:style style:name="P9" style:family="paragraph" style:parent-style-name="Standard">
      <style:paragraph-properties fo:margin-left="36pt" fo:margin-right="0pt" fo:margin-top="4pt" fo:margin-bottom="0pt" style:contextual-spacing="false" fo:text-align="start" style:justify-single-word="false" fo:text-indent="0pt" style:auto-text-indent="false">
        <style:tab-stops/>
      </style:paragraph-properties>
      <style:text-properties style:font-name="DejaVu Sans" fo:font-size="11pt" fo:font-style="italic" fo:font-weight="normal" officeooo:rsid="001b4ffa" officeooo:paragraph-rsid="001b4ffa" style:font-size-asian="11pt" style:font-style-asian="italic" style:font-weight-asian="normal" style:font-size-complex="11pt" style:font-style-complex="italic" style:font-weight-complex="normal"/>
    </style:style>
    <style:style style:name="P10" style:family="paragraph" style:parent-style-name="Standard" style:master-page-name="">
      <style:paragraph-properties fo:margin-left="36pt" fo:margin-right="0pt" fo:margin-top="0pt" fo:margin-bottom="0pt" style:contextual-spacing="false" fo:text-align="start" style:justify-single-word="false" fo:text-indent="0pt" style:auto-text-indent="false" style:page-number="auto" fo:keep-with-next="always">
        <style:tab-stops/>
      </style:paragraph-properties>
      <style:text-properties style:font-name="DejaVu Sans" fo:font-size="11pt" fo:font-style="italic" fo:font-weight="normal" officeooo:rsid="0015b193" officeooo:paragraph-rsid="0015b193" style:font-size-asian="11pt" style:font-style-asian="italic" style:font-weight-asian="normal" style:font-size-complex="11pt" style:font-style-complex="italic" style:font-weight-complex="normal"/>
    </style:style>
    <style:style style:name="P11" style:family="paragraph" style:parent-style-name="Standard">
      <style:paragraph-properties fo:margin-left="36pt" fo:margin-right="-11.99pt" fo:margin-top="4pt" fo:margin-bottom="0pt" style:contextual-spacing="false" fo:text-align="start" style:justify-single-word="false" fo:text-indent="0pt" style:auto-text-indent="false">
        <style:tab-stops/>
      </style:paragraph-properties>
      <style:text-properties style:font-name="DejaVu Sans" fo:font-size="11pt" fo:font-style="normal" fo:font-weight="normal" officeooo:rsid="0015b193" officeooo:paragraph-rsid="00189467" style:font-size-asian="11pt" style:font-style-asian="normal" style:font-weight-asian="normal" style:font-size-complex="11pt" style:font-style-complex="normal" style:font-weight-complex="normal"/>
    </style:style>
    <style:style style:name="P12" style:family="paragraph" style:parent-style-name="Standard" style:master-page-name="">
      <style:paragraph-properties fo:margin-left="36pt" fo:margin-right="-11.99pt" fo:margin-top="4pt" fo:margin-bottom="0pt" style:contextual-spacing="false" fo:text-align="start" style:justify-single-word="false" fo:text-indent="0pt" style:auto-text-indent="false" style:page-number="auto">
        <style:tab-stops/>
      </style:paragraph-properties>
      <style:text-properties style:font-name="DejaVu Sans" fo:font-size="11pt" fo:font-style="normal" fo:font-weight="normal" officeooo:rsid="0018c72d" officeooo:paragraph-rsid="0018c72d" style:font-size-asian="11pt" style:font-style-asian="normal" style:font-weight-asian="normal" style:font-size-complex="11pt" style:font-style-complex="normal" style:font-weight-complex="normal"/>
    </style:style>
    <style:style style:name="P13" style:family="paragraph" style:parent-style-name="Standard" style:master-page-name="">
      <style:paragraph-properties fo:margin-left="36pt" fo:margin-right="-11.99pt" fo:margin-top="4pt" fo:margin-bottom="0pt" style:contextual-spacing="false" fo:text-align="start" style:justify-single-word="false" fo:text-indent="0pt" style:auto-text-indent="false" style:page-number="auto">
        <style:tab-stops/>
      </style:paragraph-properties>
      <style:text-properties style:font-name="DejaVu Sans" fo:font-size="11pt" fo:font-style="normal" fo:font-weight="normal" officeooo:rsid="0015b193" officeooo:paragraph-rsid="0015b193" style:font-size-asian="11pt" style:font-style-asian="normal" style:font-weight-asian="normal" style:font-size-complex="11pt" style:font-style-complex="normal" style:font-weight-complex="normal"/>
    </style:style>
    <style:style style:name="P14" style:family="paragraph" style:parent-style-name="Standard" style:master-page-name="">
      <style:paragraph-properties fo:margin-left="36pt" fo:margin-right="-11.99pt" fo:margin-top="4pt" fo:margin-bottom="0pt" style:contextual-spacing="false" fo:text-align="start" style:justify-single-word="false" fo:keep-together="always" fo:text-indent="0pt" style:auto-text-indent="false" style:page-number="auto">
        <style:tab-stops/>
      </style:paragraph-properties>
      <style:text-properties style:font-name="DejaVu Sans" fo:font-size="11pt" fo:font-style="normal" fo:font-weight="normal" officeooo:rsid="001351cc" officeooo:paragraph-rsid="001351cc" style:font-size-asian="11pt" style:font-style-asian="normal" style:font-weight-asian="normal" style:font-size-complex="11pt" style:font-style-complex="normal" style:font-weight-complex="normal"/>
    </style:style>
    <style:style style:name="P15" style:family="paragraph" style:parent-style-name="entry" style:master-page-name="">
      <style:paragraph-properties fo:margin-left="54pt" fo:margin-right="0pt" fo:margin-top="0pt" fo:margin-bottom="0pt" style:contextual-spacing="false" fo:text-indent="-18pt" style:auto-text-indent="false" style:page-number="auto"/>
      <style:text-properties fo:font-size="11pt" officeooo:paragraph-rsid="00154719" style:font-size-asian="11pt" style:font-size-complex="11pt"/>
    </style:style>
    <style:style style:name="P16" style:family="paragraph" style:parent-style-name="entry" style:master-page-name="">
      <style:paragraph-properties fo:margin-left="54pt" fo:margin-right="0pt" fo:margin-top="0pt" fo:margin-bottom="0pt" style:contextual-spacing="false" fo:text-indent="-18pt" style:auto-text-indent="false" style:page-number="auto">
        <style:tab-stops>
          <style:tab-stop style:position="-36pt"/>
          <style:tab-stop style:position="464pt" style:type="right"/>
        </style:tab-stops>
      </style:paragraph-properties>
      <style:text-properties fo:font-size="11pt" officeooo:paragraph-rsid="00154719" style:font-size-asian="11pt" style:font-size-complex="11pt"/>
    </style:style>
    <style:style style:name="P17" style:family="paragraph" style:parent-style-name="entry" style:list-style-name="L1"/>
    <style:style style:name="P18" style:family="paragraph" style:parent-style-name="entry" style:list-style-name="L1">
      <style:text-properties officeooo:paragraph-rsid="0015b193"/>
    </style:style>
    <style:style style:name="P19" style:family="paragraph" style:parent-style-name="entry" style:list-style-name="L1">
      <style:text-properties officeooo:paragraph-rsid="00154719"/>
    </style:style>
    <style:style style:name="P20" style:family="paragraph" style:parent-style-name="entry" style:list-style-name="L1">
      <style:text-properties fo:font-size="11pt" officeooo:paragraph-rsid="0015b193" style:font-size-asian="11pt" style:font-size-complex="11pt"/>
    </style:style>
    <style:style style:name="P21" style:family="paragraph" style:parent-style-name="entry" style:list-style-name="L1">
      <style:paragraph-properties fo:margin-top="18pt" fo:margin-bottom="0pt" style:contextual-spacing="false"/>
    </style:style>
    <style:style style:name="P22" style:family="paragraph" style:parent-style-name="Standard">
      <style:paragraph-properties fo:text-align="center" style:justify-single-word="false"/>
      <style:text-properties style:font-name="DejaVu Sans" fo:font-size="11pt" fo:font-style="normal" fo:font-weight="bold" officeooo:rsid="00173261" officeooo:paragraph-rsid="00173261" style:font-size-asian="11pt" style:font-style-asian="normal" style:font-weight-asian="bold" style:font-size-complex="11pt" style:font-style-complex="normal" style:font-weight-complex="bold"/>
    </style:style>
    <style:style style:name="P23" style:family="paragraph" style:parent-style-name="Standard" style:list-style-name="L2">
      <style:paragraph-properties fo:margin-top="4pt" fo:margin-bottom="0pt" style:contextual-spacing="false" fo:text-align="start" style:justify-single-word="false">
        <style:tab-stops/>
      </style:paragraph-properties>
      <style:text-properties style:font-name="DejaVu Sans" fo:font-size="11pt" fo:font-style="normal" fo:font-weight="normal" officeooo:rsid="0015b193" officeooo:paragraph-rsid="0015b193" style:font-size-asian="11pt" style:font-style-asian="normal" style:font-weight-asian="normal" style:font-size-complex="11pt" style:font-style-complex="normal" style:font-weight-complex="normal"/>
    </style:style>
    <style:style style:name="P24" style:family="paragraph" style:parent-style-name="Standard" style:list-style-name="L2" style:master-page-name="">
      <style:paragraph-properties fo:margin-top="2.01pt" fo:margin-bottom="0pt" style:contextual-spacing="false" fo:text-align="start" style:justify-single-word="false" style:page-number="auto">
        <style:tab-stops/>
      </style:paragraph-properties>
      <style:text-properties style:font-name="DejaVu Sans" fo:font-size="11pt" fo:font-style="normal" fo:font-weight="normal" officeooo:rsid="0015b193" officeooo:paragraph-rsid="0015b193" style:font-size-asian="11pt" style:font-style-asian="normal" style:font-weight-asian="normal" style:font-size-complex="11pt" style:font-style-complex="normal" style:font-weight-complex="normal"/>
    </style:style>
    <style:style style:name="P25" style:family="paragraph" style:parent-style-name="Standard" style:list-style-name="L2">
      <style:paragraph-properties fo:margin-top="2.01pt" fo:margin-bottom="0pt" style:contextual-spacing="false" fo:text-align="start" style:justify-single-word="false">
        <style:tab-stops/>
      </style:paragraph-properties>
      <style:text-properties style:font-name="DejaVu Sans" fo:font-size="11pt" fo:font-style="normal" fo:font-weight="normal" officeooo:rsid="0015b193" officeooo:paragraph-rsid="0015b193" style:font-size-asian="11pt" style:font-style-asian="normal" style:font-weight-asian="normal" style:font-size-complex="11pt" style:font-style-complex="normal" style:font-weight-complex="normal"/>
    </style:style>
    <style:style style:name="P26" style:family="paragraph" style:parent-style-name="Standard" style:master-page-name="">
      <style:paragraph-properties fo:margin-left="36pt" fo:margin-right="-11.99pt" fo:margin-top="4pt" fo:margin-bottom="0pt" style:contextual-spacing="false" fo:text-align="start" style:justify-single-word="false" fo:text-indent="0pt" style:auto-text-indent="false" style:page-number="auto">
        <style:tab-stops/>
      </style:paragraph-properties>
      <style:text-properties style:font-name="DejaVu Sans" fo:font-size="11pt" fo:font-style="normal" fo:font-weight="normal" officeooo:rsid="001351cc" officeooo:paragraph-rsid="001351cc" style:font-size-asian="11pt" style:font-style-asian="normal" style:font-weight-asian="normal" style:font-size-complex="11pt" style:font-style-complex="normal" style:font-weight-complex="normal"/>
    </style:style>
    <style:style style:name="P27" style:family="paragraph" style:parent-style-name="Standard">
      <style:paragraph-properties fo:margin-left="36pt" fo:margin-right="-11.99pt" fo:margin-top="4pt" fo:margin-bottom="0pt" style:contextual-spacing="false" fo:text-align="start" style:justify-single-word="false" fo:text-indent="0pt" style:auto-text-indent="false">
        <style:tab-stops/>
      </style:paragraph-properties>
      <style:text-properties style:font-name="DejaVu Sans" fo:font-size="11pt" fo:font-style="normal" fo:font-weight="normal" officeooo:rsid="0018c72d" officeooo:paragraph-rsid="001eef57" style:font-size-asian="11pt" style:font-style-asian="normal" style:font-weight-asian="normal" style:font-size-complex="11pt" style:font-style-complex="normal" style:font-weight-complex="normal"/>
    </style:style>
    <style:style style:name="P28" style:family="paragraph">
      <style:paragraph-properties fo:text-align="center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ize="16pt" officeooo:rsid="000b3b90" style:font-size-asian="16pt" style:font-size-complex="16pt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size="11pt" officeooo:rsid="000b3b90" style:font-size-asian="11pt" style:font-size-complex="11pt"/>
    </style:style>
    <style:style style:name="T5" style:family="text">
      <style:text-properties fo:font-size="11pt" officeooo:rsid="001351cc" style:font-size-asian="11pt" style:font-size-complex="11pt"/>
    </style:style>
    <style:style style:name="T6" style:family="text">
      <style:text-properties fo:font-size="11pt" officeooo:rsid="00154719" style:font-size-asian="11pt" style:font-size-complex="11pt"/>
    </style:style>
    <style:style style:name="T7" style:family="text">
      <style:text-properties fo:font-size="11pt" officeooo:rsid="0015b193" style:font-size-asian="11pt" style:font-size-complex="11pt"/>
    </style:style>
    <style:style style:name="T8" style:family="text">
      <style:text-properties fo:font-size="11pt" officeooo:rsid="0016b4c7" style:font-size-asian="11pt" style:font-size-complex="11pt"/>
    </style:style>
    <style:style style:name="T9" style:family="text">
      <style:text-properties fo:font-size="11pt" officeooo:rsid="001eef57" style:font-size-asian="11pt" style:font-size-complex="11pt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officeooo:rsid="001351cc" style:font-style-asian="normal" style:font-style-complex="normal"/>
    </style:style>
    <style:style style:name="T12" style:family="text">
      <style:text-properties fo:font-style="normal" officeooo:rsid="00189467" style:font-style-asian="normal" style:font-style-complex="normal"/>
    </style:style>
    <style:style style:name="T13" style:family="text">
      <style:text-properties fo:font-style="normal" officeooo:rsid="001bd359" style:font-style-asian="normal" style:font-style-complex="normal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officeooo:rsid="0015b193"/>
    </style:style>
    <style:style style:name="T16" style:family="text">
      <style:text-properties officeooo:rsid="00173261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officeooo:rsid="00189467"/>
    </style:style>
    <style:style style:name="T19" style:family="text">
      <style:text-properties officeooo:rsid="00154719"/>
    </style:style>
    <style:style style:name="T20" style:family="text">
      <style:text-properties officeooo:rsid="00198cc0"/>
    </style:style>
    <style:style style:name="T21" style:family="text">
      <style:text-properties officeooo:rsid="001b04ed"/>
    </style:style>
    <style:style style:name="T22" style:family="text">
      <style:text-properties officeooo:rsid="001bd359"/>
    </style:style>
    <style:style style:name="T23" style:family="text">
      <style:text-properties officeooo:rsid="001ced8f"/>
    </style:style>
    <style:style style:name="T24" style:family="text">
      <style:text-properties officeooo:rsid="001eef5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6pt" fo:text-indent="-18pt" fo:margin-left="36pt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54pt" fo:text-indent="-18pt" fo:margin-left="54pt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72pt" fo:text-indent="-18pt" fo:margin-left="72pt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90pt" fo:text-indent="-18pt" fo:margin-left="90pt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08pt" fo:text-indent="-18pt" fo:margin-left="108pt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26pt" fo:text-indent="-18pt" fo:margin-left="126pt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44pt" fo:text-indent="-18pt" fo:margin-left="144pt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62pt" fo:text-indent="-18pt" fo:margin-left="162pt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80pt" fo:text-indent="-18pt" fo:margin-left="180pt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72pt" fo:text-indent="-18pt" fo:margin-left="72pt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90pt" fo:text-indent="-18pt" fo:margin-left="90pt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08pt" fo:text-indent="-18pt" fo:margin-left="108pt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26pt" fo:text-indent="-18pt" fo:margin-left="126pt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44pt" fo:text-indent="-18pt" fo:margin-left="144pt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62pt" fo:text-indent="-18pt" fo:margin-left="162pt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80pt" fo:text-indent="-18pt" fo:margin-left="180pt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16pt" fo:text-indent="-18pt" fo:margin-left="216pt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34pt" fo:text-indent="-18pt" fo:margin-left="234pt"/>
        </style:list-level-properties>
      </text:list-level-style-bullet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― </text:span><text:span text:style-name="T2">Ruby Bootcamp</text:span><text:span text:style-name="T1"> ―</text:span></text:p>
      <text:p text:style-name="P3"><text:span text:style-name="T4">C</text:span><text:span text:style-name="T3">oursework Checklist</text:span></text:p>
      <text:p text:style-name="P22">Version 1.<text:span text:style-name="T24">1</text:span> as of 0<text:span text:style-name="T24">8</text:span>/<text:span text:style-name="T24">12</text:span>/2014</text:p>
      <text:list xml:id="list4251691444602927664" text:style-name="L1">
        <text:list-item>
          <text:p text:style-name="P21"><text:span text:style-name="T3">Course </text:span><text:span text:style-name="T8">Curriculum</text:span><text:span text:style-name="T3"><text:tab/></text:span><text:span text:style-name="T5">status: v1.0, </text:span><text:span text:style-name="T7">under review</text:span><text:span text:style-name="T5">, subject to revision</text:span></text:p>
        </text:list-item>
      </text:list>
      <text:p text:style-name="P26">This component will state the overall goals and objectives, including training out<text:span text:style-name="T15">­</text:span>comes, for each level of the Bootcamp (<text:span text:style-name="T24">Newbie, Foundational, Essentials and (Meta)­Mastery</text:span>), together with guidelines for student prerequisites and the general overview of how the Bootcamp will be conducted <text:span text:style-name="T23">(class mechanics)</text:span>.</text:p>
      <text:list xml:id="list144229037061054" text:continue-numbering="true" text:style-name="L1">
        <text:list-item>
          <text:p text:style-name="P18">Course Syllabus<text:span text:style-name="T5"><text:tab/></text:span><text:span text:style-name="T6">status:</text:span><text:span text:style-name="T5"> </text:span><text:span text:style-name="T9">done</text:span></text:p>
        </text:list-item>
      </text:list>
      <text:p text:style-name="P5">This component specifies the actual training material, and justifies how it will be used to support the classroom learning goals.</text:p>
      <text:p text:style-name="P7"><text:span text:style-name="T10">The industry-standard teaching and reference textboo</text:span><text:span text:style-name="T12">k</text:span><text:span text:style-name="T10"> for the Bootcamp is </text:span><text:span text:style-name="T17">Ruby Programming 1.9 &amp; 2.0</text:span><text:span text:style-name="T10"> by Dave Thomas (with Chad Fowler and Andy Hunt), Pragmatic </text:span><text:span text:style-name="T11">Bookshelf</text:span><text:span text:style-name="T10">, 2013, </text:span><text:span text:style-name="T11">ISBN 978-1-93778-549-9. <text:s/>Although not ideally suited for a modular classroom presentation, this volume is comprehensive as both a tutorial and as a reference manual, and, more so than any other book on the topic, is essential for learning Ruby.</text:span></text:p>
      <text:p text:style-name="P9"><text:span text:style-name="T11">T</text:span><text:span text:style-name="T10">his text is available in both bound </text:span><text:span text:style-name="T13">(</text:span><text:span text:style-name="T10">hardcopy</text:span><text:span text:style-name="T13">)</text:span><text:span text:style-name="T10"> and ebook (PDF) formats, and likely both formats will be useful throughout the Bootcamp.</text:span></text:p>
      <text:list xml:id="list144228882599206" text:continue-numbering="true" text:style-name="L1">
        <text:list-item>
          <text:p text:style-name="P20">Course Schedule<text:tab/><text:span text:style-name="T19">status: v0.9, under review, subject to revision</text:span></text:p>
        </text:list-item>
      </text:list>
      <text:p text:style-name="P10"><text:span text:style-name="T21">week-by-week, </text:span>day-by-day</text:p>
      <text:p text:style-name="P12">This component specifies the expected <text:span text:style-name="T21">week-by-week and</text:span> day-by-day presentation of topic material <text:span text:style-name="T20">in sufficient detail such that the Instructor can gauge and pace the presentation rate.</text:span></text:p>
      <text:list xml:id="list144229927878864" text:continue-numbering="true" text:style-name="L1">
        <text:list-item>
          <text:p text:style-name="P19"><text:span text:style-name="T3">Topic Presentation Material<text:tab/></text:span><text:span text:style-name="T6">status: TBD</text:span></text:p>
        </text:list-item>
      </text:list>
      <text:p text:style-name="P16">(slides, displays, handouts, etc.)</text:p>
      <text:p text:style-name="P5">(in progress)</text:p>
      <text:list xml:id="list144230317242855" text:continue-numbering="true" text:style-name="L1">
        <text:list-item>
          <text:p text:style-name="P17"><text:span text:style-name="T3">Class Exercises<text:tab/></text:span><text:span text:style-name="T6">status:</text:span><text:span text:style-name="T5"> v</text:span><text:span text:style-name="T6">0.3,</text:span><text:span text:style-name="T5"> in progress, subject to revision</text:span></text:p>
        </text:list-item>
      </text:list>
      <text:p text:style-name="P6">In the Bootcamp, “exercises” are referred to as “scales and études,” which better evokes their purpose and goal as small(er) scale preparatory and practice work. <text:s/><text:span text:style-name="T16">For a variety of pertinent pedagogical reasons, emphasis will be on pair program­ming (duets) rather than individual effort (solo). <text:s/>Several hours each week are devoted to scales and études at each Bootcamp level.</text:span></text:p>
      <text:list xml:id="list144230455413580" text:continue-numbering="true" text:style-name="L1">
        <text:list-item>
          <text:p text:style-name="P19"><text:span text:style-name="T3">Class Projects<text:tab/></text:span><text:span text:style-name="T6">status:</text:span><text:span text:style-name="T5"> v</text:span><text:span text:style-name="T6">0.3,</text:span><text:span text:style-name="T5"> in progress, subject to revision</text:span></text:p>
        </text:list-item>
      </text:list>
      <text:p text:style-name="P6">In the Bootcamp, “projects” are referred to as “concerti,” specifically large(r) scale <text:span text:style-name="T16">team (</text:span>ensemble<text:span text:style-name="T16">)</text:span> endeavors which should result in durable and useful products, not only for students’ use, but for evolution and serial contribution over several gener<text:span text:style-name="T16">­</text:span>ations of Bootcamp classes, mimicking the genesis and evolution of actual open source software projects. <text:s/><text:span text:style-name="T20">Significant time (hours) in each Bootcamp level are devoted to team projects.</text:span></text:p>
      <text:list xml:id="list144229365924648" text:continue-numbering="true" text:style-name="L1">
        <text:list-item>
          <text:p text:style-name="P19"><text:soft-page-break/><text:span text:style-name="T3">Computers<text:tab/></text:span><text:span text:style-name="T6">status: done</text:span></text:p>
        </text:list-item>
      </text:list>
      <text:p text:style-name="P15">Laptops and/or Workstations (per student)</text:p>
      <text:p text:style-name="P14">The Bootcamp will <text:span text:style-name="T14">not</text:span> rely on classroom-provided workstations; these would be inadequate. <text:s/>Instead, students will be required to provide and bring their own laptop computers to each class session (they would anyway). <text:s/>Modern team and open source development scenarios expect, encourage and even <text:span text:style-name="T14">require</text:span> developers to have their own, personal laptop, as this serves as the basis for the acquisition and development of a software development toolkit which is portable and <text:s/>personalized to each individual’s needs and styles.</text:p>
      <text:p text:style-name="P8">The Bootcamp will, in part, be an opportunity to address, evaluate and enhance the student’s laptop environment and software toolkit.</text:p>
      <text:p text:style-name="P8">Each laptop’s operating system should be one of: <text:s/>Linux, which is recommended and preferred (nearly any mainstream distro, including Ubuntu, Fedora, OpenSuSE, etc.); or Mac (Mac OSX). <text:s/>Use of Microsoft Windows (any version) is discouraged and deprecated, unless used <text:span text:style-name="T14">only</text:span> to support/run a Virtual Machine for Linux or Mac. <text:s/>Dual-boot configurations (e.g., Linux and Windows) are acceptable, with the provision that the Windows installation will be ignored in class.</text:p>
      <text:list xml:id="list144228876067355" text:continue-numbering="true" text:style-name="L1">
        <text:list-item>
          <text:p text:style-name="P19"><text:span text:style-name="T3">Software Tools<text:tab/></text:span><text:span text:style-name="T6">status: done</text:span></text:p>
        </text:list-item>
      </text:list>
      <text:p text:style-name="P4">The Bootcamp will emphasize the use of open source and industry standard Ruby software development tools, including (but not limited to):</text:p>
      <text:list xml:id="list3043374465603703874" text:style-name="L2">
        <text:list-item>
          <text:p text:style-name="P23">Sublime Text (text editor)</text:p>
        </text:list-item>
        <text:list-item>
          <text:p text:style-name="P24">Ruby <text:span text:style-name="T22">enVironment</text:span> Manager (RVM)</text:p>
        </text:list-item>
        <text:list-item>
          <text:p text:style-name="P25">Ruby Gems, including <text:span text:style-name="T21">Rake,</text:span> IRB and Pry</text:p>
        </text:list-item>
        <text:list-item>
          <text:p text:style-name="P25">others (TBD)</text:p>
        </text:list-item>
      </text:list>
      <text:list xml:id="list144229506622780" text:continue-list="list144228876067355" text:style-name="L1">
        <text:list-item>
          <text:p text:style-name="P17"><text:span text:style-name="T3">Guest Speaker and Topic (optional)<text:tab/></text:span><text:span text:style-name="T6">status: TBD</text:span></text:p>
        </text:list-item>
      </text:list>
      <text:p text:style-name="P13">On an as-available and on-topical basis, Instructor may arrange to invite an outside, industry Ruby practitioner to both make a presentation (informal) and to interact with students either through Q&amp;A and/or in an after-class setting such as a no-host dinner or a Ruby community meeting (<text:span text:style-name="T14">e.g</text:span>., Denver.rb Meetup group). <text:s/>When available, such contact brings a level of independent expertise and a taste of the “real world” of soft­ware development, team interaction and business best-practices as an initial expo­sure for the students.</text:p>
      <text:p text:style-name="P27">At this writing, a guest speaker is scheduled for a Thursday afternoon/evening for each Bootcamp class level (<text:span text:style-name="T24">Newbie, Foundational, Essentials and (Meta)Mastery</text:span>).</text:p>
      <text:p text:style-name="P11">Furthermore, this interaction gives the guest speaker, who oftentimes has some level of hiring influence, an opportunity to meet and informally assess Bootcamp students, both for immediate or near-term hire or for recommendation to other peers in the business community.</text:p>
      <text:p text:style-name="P11">This also builds a positive professional relationship between guest presenters, their employers and PARSEC, solidifying our role as a contributing community member and a potential, ongoing <text:span text:style-name="T18">re</text:span>source for qualified software development candidat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8.5pt" draw:shadow-offset-y="8.5pt" draw:start-line-spacing-horizontal="8.02pt" draw:start-line-spacing-vertical="8.02pt" draw:end-line-spacing-horizontal="8.02pt" draw:end-line-spacing-vertical="8.02pt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8pt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11.99pt" fo:margin-bottom="6.01pt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pt" fo:margin-bottom="7pt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6.01pt" fo:margin-bottom="6.01pt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249.31pt" style:type="center"/>
          <style:tab-stop style:position="498.61pt" style:type="right"/>
        </style:tab-stops>
      </style:paragraph-properties>
    </style:style>
    <style:style style:name="entry" style:family="paragraph" style:parent-style-name="Standard">
      <style:paragraph-properties fo:margin-left="36pt" fo:margin-right="0pt" fo:margin-top="11.99pt" fo:margin-bottom="0pt" style:contextual-spacing="false" fo:text-align="start" style:justify-single-word="false" fo:text-indent="-18pt" style:auto-text-indent="false" fo:keep-with-next="always">
        <style:tab-stops>
          <style:tab-stop style:position="-36pt"/>
          <style:tab-stop style:position="464pt" style:type="right"/>
        </style:tab-stops>
      </style:paragraph-properties>
      <style:text-properties style:font-name="DejaVu Sans" fo:font-family="'DejaVu Sans'" style:font-family-generic="swiss" style:font-pitch="variable" fo:font-style="italic" fo:font-weight="normal" officeooo:rsid="00112547" style:font-style-asian="italic" style:font-weight-asian="normal" style:font-style-complex="italic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21.6pt" fo:text-indent="-21.6pt" fo:margin-left="21.6pt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28.8pt" fo:text-indent="-28.8pt" fo:margin-left="28.8pt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36pt" fo:text-indent="-36pt" fo:margin-left="36pt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43.2pt" fo:text-indent="-43.2pt" fo:margin-left="43.2pt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50.4pt" fo:text-indent="-50.4pt" fo:margin-left="50.4pt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57.6pt" fo:text-indent="-57.6pt" fo:margin-left="57.6pt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64.8pt" fo:text-indent="-64.8pt" fo:margin-left="64.8pt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72pt" fo:text-indent="-72pt" fo:margin-left="72pt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79.2pt" fo:text-indent="-79.2pt" fo:margin-left="79.2pt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86.4pt" fo:text-indent="-86.4pt" fo:margin-left="86.4pt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14.14pt" style:num-format="1" text:number-position="left" text:increment="5"/>
  </office:styles>
  <office:automatic-styles>
    <style:style style:name="MP1" style:family="paragraph" style:parent-style-name="Footer">
      <style:text-properties style:font-name="Liberation Sans" fo:font-size="8pt" officeooo:rsid="001351cc" officeooo:paragraph-rsid="001351cc" style:font-size-asian="8pt" style:font-size-complex="8pt"/>
    </style:style>
    <style:style style:name="MP2" style:family="paragraph">
      <style:paragraph-properties fo:text-align="center"/>
    </style:style>
    <style:style style:name="M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612pt" fo:page-height="792pt" style:num-format="1" style:print-orientation="portrait" fo:margin-top="56.69pt" fo:margin-bottom="56.69pt" fo:margin-left="56.69pt" fo:margin-right="56.69pt" style:writing-mode="lr-tb" style:footnote-max-height="0pt">
        <style:footnote-sep style:width="0.51pt" style:distance-before-sep="2.86pt" style:distance-after-sep="2.86pt" style:line-style="solid" style:adjustment="left" style:rel-width="25%" style:color="#000000"/>
      </style:page-layout-properties>
      <style:header-style/>
      <style:footer-style>
        <style:header-footer-properties fo:min-height="0pt" fo:margin-left="0pt" fo:margin-right="0pt" fo:margin-top="14.14pt"/>
      </style:footer-style>
    </style:page-layout>
  </office:automatic-styles>
  <office:master-styles>
    <style:master-page style:name="Standard" style:page-layout-name="Mpm1">
      <style:footer>
        <text:p text:style-name="MP1"><draw:line text:anchor-type="paragraph" draw:z-index="1" draw:style-name="Mgr1" draw:text-style-name="MP2" svg:x1="-2.35pt" svg:y1="-2.04pt" svg:x2="501.65pt" svg:y2="-2.04pt"><text:p/></draw:line>Ruby Bootcamp<text:tab/>Coursework Checklist<text:tab/>page 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orin Ricker</meta:initial-creator>
    <meta:creation-date>2014-07-30T11:38:17.491754599</meta:creation-date>
    <dc:date>2014-08-12T14:42:28.459156064</dc:date>
    <dc:creator>Lorin Ricker</dc:creator>
    <meta:editing-duration>PT3H9M21S</meta:editing-duration>
    <meta:editing-cycles>14</meta:editing-cycles>
    <meta:generator>LibreOffice/4.2.4.2$Linux_X86_64 LibreOffice_project/420m0$Build-2</meta:generator>
    <meta:document-statistic meta:table-count="0" meta:image-count="0" meta:object-count="0" meta:page-count="2" meta:paragraph-count="36" meta:word-count="779" meta:character-count="5207" meta:non-whitespace-character-count="4466"/>
  </office:meta>
</office:document-meta>
</file>